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102cm" svg:stroke-color="#009900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gr5" style:family="graphic" style:parent-style-name="objectwithoutfill">
      <style:graphic-properties draw:stroke="dash" draw:stroke-dash="Ultrafine_20_Dashed" svg:stroke-width="0cm" svg:stroke-color="#009900" draw:marker-start-width="0.2cm" draw:marker-end-width="0.2cm" draw:fill="none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svg:stroke-width="0.051cm" svg:stroke-color="#ff6600" draw:marker-start="Symmetric_20_Arrow" draw:marker-start-width="0.276cm" draw:marker-end="Symmetric_20_Arrow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3399ff" draw:marker-start-width="0.355cm" draw:marker-end="Symmetric_20_Arrow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fo:min-height="0.65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Symbol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763cm" svg:y1="4.683cm" svg:x2="9.763cm" svg:y2="13.954cm">
          <text:p/>
        </draw:line>
        <draw:line draw:style-name="gr1" draw:text-style-name="P1" draw:layer="layout" svg:x1="4.429cm" svg:y1="9.636cm" svg:x2="15.732cm" svg:y2="9.636cm">
          <text:p/>
        </draw:line>
        <draw:custom-shape draw:style-name="gr2" draw:text-style-name="P1" draw:layer="layout" svg:width="7.62cm" svg:height="7.62cm" svg:x="5.926cm" svg:y="5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763cm" svg:y1="9.636cm" svg:x2="13.065cm" svg:y2="7.604cm">
          <text:p/>
        </draw:line>
        <draw:frame draw:style-name="gr4" draw:layer="layout" svg:width="1.524cm" svg:height="0.962cm" draw:transform="rotate (0.596204472481263) translate (10.386cm 8.269cm)">
          <draw:text-box>
            <text:p>r=1</text:p>
          </draw:text-box>
        </draw:frame>
        <draw:line draw:style-name="gr5" draw:text-style-name="P1" draw:layer="layout" svg:x1="13.065cm" svg:y1="10.271cm" svg:x2="13.065cm" svg:y2="6.842cm">
          <text:p/>
        </draw:line>
        <draw:line draw:style-name="gr6" draw:text-style-name="P1" draw:layer="layout" svg:x1="9.817cm" svg:y1="10.003cm" svg:x2="12.992cm" svg:y2="10.003cm">
          <text:p/>
        </draw:line>
        <draw:frame draw:style-name="gr4" draw:text-style-name="P2" draw:layer="layout" svg:width="2.621cm" svg:height="0.903cm" svg:x="10.125cm" svg:y="9.964cm">
          <draw:text-box>
            <text:p><text:span text:style-name="T1">cos </text:span><text:span text:style-name="T2">a</text:span><text:span text:style-name="T1"> = a</text:span></text:p>
          </draw:text-box>
        </draw:frame>
        <draw:line draw:style-name="gr5" draw:text-style-name="P1" draw:layer="layout" svg:x1="8.874cm" svg:y1="7.604cm" svg:x2="13.954cm" svg:y2="7.604cm">
          <text:p/>
        </draw:line>
        <draw:frame draw:style-name="gr4" draw:text-style-name="P2" draw:layer="layout" svg:width="2.621cm" svg:height="0.903cm" svg:x="6.726cm" svg:y="8.165cm">
          <draw:text-box>
            <text:p><text:span text:style-name="T1">sin </text:span><text:span text:style-name="T2">a</text:span><text:span text:style-name="T1"> = b</text:span></text:p>
          </draw:text-box>
        </draw:frame>
        <draw:line draw:style-name="gr6" draw:text-style-name="P1" draw:layer="layout" svg:x1="9.128cm" svg:y1="7.604cm" svg:x2="9.128cm" svg:y2="9.636cm">
          <text:p/>
        </draw:line>
        <draw:path draw:style-name="gr7" draw:text-style-name="P1" draw:layer="layout" svg:width="1.335cm" svg:height="0.479cm" draw:transform="rotate (1.40568817955623) translate (11.8293745467329cm 9.55708215367082cm)" svg:viewBox="0 0 1336 480" svg:d="M0 480c773 0 1336-480 1336-480">
          <text:p/>
        </draw:path>
        <draw:frame draw:style-name="gr8" draw:layer="layout" svg:width="0.815cm" svg:height="0.904cm" svg:x="12.14cm" svg:y="8.283cm">
          <draw:text-box>
            <text:p><text:span text:style-name="T2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0T08:50:25.744127612</meta:creation-date>
    <dc:date>2015-11-13T14:28:02.738925302</dc:date>
    <meta:editing-duration>PT15S</meta:editing-duration>
    <meta:editing-cycles>3</meta:editing-cycles>
    <meta:generator>LibreOffice/4.2.8.2$Linux_X86_64 LibreOffice_project/420m0$Build-2</meta:generator>
    <meta:document-statistic meta:object-count="13"/>
  </office:meta>
</office:document-meta>
</file>